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9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nal Transplants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Queen Elizabeth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mead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ddenbrookes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St James’s University Hospital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General Hospital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Royal Liverpool University Hospital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Great Ormond Street Hospital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Guy’s Hospital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t George’s Hospital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he Royal Free Hospital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he Royal London Hospita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West London Renal and Transplant Centre</text:p>
          </table:table-cell>
          <table:table-cell office:value-type="string" calcext:value-type="string">
            <text:p>*** NOT ON LIST</text:p>
          </table:table-cell>
        </table:table-row>
        <table:table-row table:style-name="ro1">
          <table:table-cell office:value-type="string" calcext:value-type="string">
            <text:p>Royal Infirmiry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Freeman Hospital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City Hospital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Churchill Hospital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Derriford Gospital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Queen Alexandra Hospit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rthern General Hospital</text:p>
          </table:table-cell>
          <table:table-cell office:value-type="float" office:value="267" calcext:value-type="float">
            <text:p>26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diothoracicTransplants</text:p>
          </table:table-cell>
          <table:table-cell/>
        </table:table-row>
        <table:table-row table:style-name="ro1">
          <table:table-cell office:value-type="string" calcext:value-type="string">
            <text:p>Queen Elizabeth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Ormond Street Hospital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Wythenshawe Hospital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Harefield Hospital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Freeman Hospital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Papworth Hospital</text:p>
          </table:table-cell>
          <table:table-cell office:value-type="float" office:value="397" calcext:value-type="float">
            <text:p>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0:29:35.615166144</meta:creation-date>
    <dc:date>2017-04-02T21:10:42.301306747</dc:date>
    <meta:editing-duration>PT10M46S</meta:editing-duration>
    <meta:editing-cycles>1</meta:editing-cycles>
    <meta:document-statistic meta:table-count="1" meta:cell-count="53" meta:object-count="0"/>
    <meta:generator>LibreOffice/5.1.6.2$Linux_X86_64 LibreOffice_project/10m0$Build-2</meta:generator>
  </office:meta>
</office:document-meta>
</file>